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2.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.374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02cm" fo:min-width="0.9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.76cm"/>
      <style:paragraph-properties style:writing-mode="lr-tb"/>
    </style:style>
    <style:style style:name="gr6" style:family="graphic" style:parent-style-name="standard">
      <style:graphic-properties draw:stroke="none" draw:fill="none" fo:min-height="0.7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1.62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5.064cm"/>
      <style:paragraph-properties style:writing-mode="lr-tb"/>
    </style:style>
    <style:style style:name="gr10" style:family="graphic" style:parent-style-name="standard">
      <style:graphic-properties draw:stroke="none" draw:fill="none" fo:min-height="3.0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5.8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6.469cm"/>
      <style:paragraph-properties style:writing-mode="lr-tb"/>
    </style:style>
    <style:style style:name="gr14" style:family="graphic" style:parent-style-name="standard">
      <style:graphic-properties draw:stroke="none" draw:fill="none" fo:min-height="3.1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8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9.3999996185303pt"/>
    </style:style>
    <style:style style:name="P3" style:family="paragraph">
      <loext:graphic-properties draw:fill="none" draw:fill-color="#ffffff"/>
      <style:text-properties fo:font-size="19.3999996185303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text-properties fo:font-size="19.3999996185303pt"/>
    </style:style>
    <style:style style:name="T1" style:family="text">
      <style:text-properties style:text-position="super 58%"/>
    </style:style>
    <style:style style:name="T2" style:family="text">
      <style:text-properties fo:font-size="19.3999996185303pt"/>
    </style:style>
    <style:style style:name="T3" style:family="text">
      <style:text-properties style:text-position="super 58%" fo:font-size="19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cm" svg:height="2.052cm" svg:x="1.259cm" svg:y="2.7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74cm" svg:height="1.036cm" svg:x="1.819cm" svg:y="3.419cm">
          <draw:text-box>
            <text:p text:style-name="P2">RZ5</text:p>
          </draw:text-box>
        </draw:frame>
        <draw:line draw:style-name="gr3" draw:text-style-name="P4" draw:layer="layout" svg:x1="4.058cm" svg:y1="3.693cm" svg:x2="14.415cm" svg:y2="2.051cm">
          <text:p/>
        </draw:line>
        <draw:line draw:style-name="gr3" draw:text-style-name="P4" draw:layer="layout" svg:x1="4.058cm" svg:y1="3.966cm" svg:x2="14.415cm" svg:y2="5.608cm">
          <text:p/>
        </draw:line>
        <draw:custom-shape draw:style-name="gr4" draw:text-style-name="P1" draw:layer="layout" svg:width="2.1cm" svg:height="2.052cm" svg:x="14.276cm" svg:y="0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cm" svg:height="2.052cm" svg:x="14.276cm" svg:y="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6cm" svg:height="1.036cm" svg:x="14.395cm" svg:y="1.504cm">
          <draw:text-box>
            <text:p text:style-name="P2">cam1</text:p>
          </draw:text-box>
        </draw:frame>
        <draw:frame draw:style-name="gr6" draw:text-style-name="P5" draw:layer="layout" svg:width="2.26cm" svg:height="1.037cm" svg:x="14.276cm" svg:y="5.061cm">
          <draw:text-box>
            <text:p text:style-name="P2">cam1</text:p>
          </draw:text-box>
        </draw:frame>
        <draw:frame draw:style-name="gr7" draw:text-style-name="P3" draw:layer="layout" svg:width="12.124cm" svg:height="1.036cm" svg:x="0.608cm" svg:y="0.331cm">
          <draw:text-box>
            <text:p text:style-name="P2">1) Rz5 sends pulse, and records time</text:p>
          </draw:text-box>
        </draw:frame>
        <draw:line draw:style-name="gr8" draw:text-style-name="P4" draw:layer="layout" svg:x1="5.738cm" svg:y1="3.01cm" svg:x2="6.858cm" svg:y2="2.736cm">
          <text:p/>
        </draw:line>
        <draw:line draw:style-name="gr8" draw:text-style-name="P4" draw:layer="layout" svg:x1="5.738cm" svg:y1="4.787cm" svg:x2="6.858cm" svg:y2="5.197cm">
          <text:p/>
        </draw:line>
        <draw:frame draw:style-name="gr9" draw:text-style-name="P3" draw:layer="layout" svg:width="5.564cm" svg:height="1.036cm" svg:x="0.454cm" svg:y="5.256cm">
          <draw:text-box>
            <text:p text:style-name="P2">“pulse at 4.25 s”</text:p>
          </draw:text-box>
        </draw:frame>
        <draw:frame draw:style-name="gr10" draw:text-style-name="P5" draw:layer="layout" svg:width="12.124cm" svg:height="3.334cm" svg:x="0.419cm" svg:y="7.746cm">
          <draw:text-box>
            <text:p text:style-name="P2">2) each individual camera records when it receives pulse… sometimes these are very slightly different! (ms apart) Different time format than RZ5 </text:p>
          </draw:text-box>
        </draw:frame>
        <draw:custom-shape draw:style-name="gr1" draw:text-style-name="P1" draw:layer="layout" svg:width="2.66cm" svg:height="2.052cm" svg:x="1.26cm" svg:y="2.7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74cm" svg:height="1.036cm" svg:x="1.82cm" svg:y="3.42cm">
          <draw:text-box>
            <text:p text:style-name="P2">RZ5</text:p>
          </draw:text-box>
        </draw:frame>
        <draw:line draw:style-name="gr3" draw:text-style-name="P4" draw:layer="layout" svg:x1="4.06cm" svg:y1="3.694cm" svg:x2="14.417cm" svg:y2="2.052cm">
          <text:p/>
        </draw:line>
        <draw:line draw:style-name="gr3" draw:text-style-name="P4" draw:layer="layout" svg:x1="4.06cm" svg:y1="3.967cm" svg:x2="14.417cm" svg:y2="5.609cm">
          <text:p/>
        </draw:line>
        <draw:custom-shape draw:style-name="gr4" draw:text-style-name="P1" draw:layer="layout" svg:width="2.1cm" svg:height="2.052cm" svg:x="14.277cm" svg:y="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26cm" svg:height="1.036cm" svg:x="14.396cm" svg:y="1.505cm">
          <draw:text-box>
            <text:p text:style-name="P2">cam1</text:p>
          </draw:text-box>
        </draw:frame>
        <draw:frame draw:style-name="gr6" draw:text-style-name="P5" draw:layer="layout" svg:width="2.26cm" svg:height="1.037cm" svg:x="14.277cm" svg:y="5.062cm">
          <draw:text-box>
            <text:p text:style-name="P2">cam2</text:p>
          </draw:text-box>
        </draw:frame>
        <draw:line draw:style-name="gr8" draw:text-style-name="P4" draw:layer="layout" svg:x1="5.739cm" svg:y1="3.011cm" svg:x2="6.859cm" svg:y2="2.737cm">
          <text:p/>
        </draw:line>
        <draw:line draw:style-name="gr8" draw:text-style-name="P4" draw:layer="layout" svg:x1="5.739cm" svg:y1="4.788cm" svg:x2="6.859cm" svg:y2="5.198cm">
          <text:p/>
        </draw:line>
        <draw:frame draw:style-name="gr9" draw:text-style-name="P3" draw:layer="layout" svg:width="5.564cm" svg:height="1.036cm" svg:x="0.455cm" svg:y="5.257cm">
          <draw:text-box>
            <text:p text:style-name="P2">“pulse at 4.25 s”</text:p>
          </draw:text-box>
        </draw:frame>
        <draw:custom-shape draw:style-name="gr1" draw:text-style-name="P1" draw:layer="layout" svg:width="2.66cm" svg:height="2.052cm" svg:x="1.365cm" svg:y="11.6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74cm" svg:height="1.036cm" svg:x="1.925cm" svg:y="12.311cm">
          <draw:text-box>
            <text:p text:style-name="P2">RZ5</text:p>
          </draw:text-box>
        </draw:frame>
        <draw:line draw:style-name="gr3" draw:text-style-name="P4" draw:layer="layout" svg:x1="4.164cm" svg:y1="12.585cm" svg:x2="14.521cm" svg:y2="10.943cm">
          <text:p/>
        </draw:line>
        <draw:line draw:style-name="gr3" draw:text-style-name="P4" draw:layer="layout" svg:x1="4.164cm" svg:y1="12.858cm" svg:x2="14.521cm" svg:y2="14.5cm">
          <text:p/>
        </draw:line>
        <draw:custom-shape draw:style-name="gr4" draw:text-style-name="P1" draw:layer="layout" svg:width="2.1cm" svg:height="2.052cm" svg:x="14.382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cm" svg:height="2.052cm" svg:x="14.556cm" svg:y="9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6cm" svg:height="1.036cm" svg:x="14.556cm" svg:y="10.317cm">
          <draw:text-box>
            <text:p text:style-name="P2">cam1</text:p>
          </draw:text-box>
        </draw:frame>
        <draw:frame draw:style-name="gr6" draw:text-style-name="P5" draw:layer="layout" svg:width="2.26cm" svg:height="1.037cm" svg:x="14.382cm" svg:y="13.952cm">
          <draw:text-box>
            <text:p text:style-name="P2">cam2</text:p>
          </draw:text-box>
        </draw:frame>
        <draw:frame draw:style-name="gr12" draw:text-style-name="P3" draw:layer="layout" svg:width="6.339cm" svg:height="1.036cm" svg:x="13.255cm" svg:y="11.822cm">
          <draw:text-box>
            <text:p text:style-name="P2">“pulse at 17.235 s”</text:p>
          </draw:text-box>
        </draw:frame>
        <draw:frame draw:style-name="gr12" draw:text-style-name="P3" draw:layer="layout" svg:width="6.339cm" svg:height="1.036cm" svg:x="13.576cm" svg:y="15.594cm">
          <draw:text-box>
            <text:p text:style-name="P2">“pulse at 17.237 s”</text:p>
          </draw:text-box>
        </draw:frame>
        <draw:custom-shape draw:style-name="gr1" draw:text-style-name="P1" draw:layer="layout" svg:width="2.66cm" svg:height="2.052cm" svg:x="1.679cm" svg:y="20.5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74cm" svg:height="1.036cm" svg:x="2.19cm" svg:y="21.082cm">
          <draw:text-box>
            <text:p text:style-name="P2">RZ5</text:p>
          </draw:text-box>
        </draw:frame>
        <draw:line draw:style-name="gr3" draw:text-style-name="P4" draw:layer="layout" svg:x1="4.398cm" svg:y1="19.988cm" svg:x2="14.755cm" svg:y2="18.346cm">
          <text:p/>
        </draw:line>
        <draw:line draw:style-name="gr3" draw:text-style-name="P4" draw:layer="layout" svg:x1="4.398cm" svg:y1="20.261cm" svg:x2="14.755cm" svg:y2="21.903cm">
          <text:p/>
        </draw:line>
        <draw:custom-shape draw:style-name="gr4" draw:text-style-name="P1" draw:layer="layout" svg:width="2.1cm" svg:height="2.052cm" svg:x="14.616cm" svg:y="2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cm" svg:height="2.052cm" svg:x="14.79cm" svg:y="17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6cm" svg:height="1.036cm" svg:x="14.79cm" svg:y="17.721cm">
          <draw:text-box>
            <text:p text:style-name="P2">cam1</text:p>
          </draw:text-box>
        </draw:frame>
        <draw:frame draw:style-name="gr6" draw:text-style-name="P5" draw:layer="layout" svg:width="2.26cm" svg:height="1.037cm" svg:x="14.616cm" svg:y="21.356cm">
          <draw:text-box>
            <text:p text:style-name="P2">cam2</text:p>
          </draw:text-box>
        </draw:frame>
        <draw:frame draw:style-name="gr13" draw:text-style-name="P3" draw:layer="layout" svg:width="7.62cm" svg:height="1.775cm" svg:x="13.716cm" svg:y="19.665cm">
          <draw:text-box>
            <text:p text:style-name="P2">“First frame at 18.00s”</text:p>
          </draw:text-box>
        </draw:frame>
        <draw:frame draw:style-name="gr14" draw:text-style-name="P5" draw:layer="layout" svg:width="12.124cm" svg:height="3.429cm" svg:x="0.279cm" svg:y="15.621cm">
          <draw:text-box>
            <text:p text:style-name="P2">3) camera waits till nearest whole second, and then starts capturing frames at set FPS. Records time of each snapped frame </text:p>
          </draw:text-box>
        </draw:frame>
        <draw:frame draw:style-name="gr13" draw:text-style-name="P3" draw:layer="layout" svg:width="7.858cm" svg:height="1.775cm" svg:x="14.113cm" svg:y="22.967cm">
          <draw:text-box>
            <text:p text:style-name="P2">“First frame at 18.00s”</text:p>
          </draw:text-box>
        </draw:frame>
        <draw:frame draw:style-name="gr15" draw:text-style-name="P3" draw:layer="layout" svg:width="21.45cm" svg:height="8.036cm" svg:x="0.14cm" svg:y="24.349cm">
          <draw:text-box>
            <text:p text:style-name="P2">4) 0<text:span text:style-name="T1">th</text:span> sample of RZ5 is initial pulse time (4.25s + (cam_first_frame_time – pulse_received_time)) <text:s/>[from faster camera]</text:p>
            <text:p text:style-name="P2"><text:span text:style-name="T2">So here it is 4.25 + (18.00 – 17.235), whichever sample is closest to 5.015s is the 0</text:span><text:span text:style-name="T3">th</text:span><text:span text:style-name="T2"> sample</text:span>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31:45.039653539</meta:creation-date>
    <dc:date>2022-05-25T11:34:20.766621941</dc:date>
    <meta:editing-duration>PT50M45S</meta:editing-duration>
    <meta:editing-cycles>1</meta:editing-cycles>
    <meta:document-statistic meta:object-count="45"/>
    <meta:generator>LibreOffice/6.4.7.2$Linux_X86_64 LibreOffice_project/40$Build-2</meta:generator>
  </office:meta>
</office:document-meta>
</file>